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2E7C8C42D6EB3EF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3.364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1: Course introduction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2">22-09-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aching staff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Teaching staff</text:span></text:p>
          </draw:text-box>
        </draw:frame>
        <draw:frame draw:name="Content Placeholder 2" presentation:style-name="pr6" draw:text-style-name="P13" draw:layer="layout" svg:width="22.387cm" svg:height="10.237cm" svg:x="2.065cm" svg:y="6.779cm" presentation:class="outline" presentation:user-transformed="true">
          <draw:text-box>
            <text:list text:style-name="L4">
              <text:list-item>
                <text:p text:style-name="P11"><text:span text:style-name="T5">José Teixeira de Sousa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BSC (5 years), 1990, DEEC/IST</text:span></text:p>
                  </text:list-item>
                  <text:list-item>
                    <text:p text:style-name="P12"><text:span text:style-name="T6">Teaching assistant, 1990-1993, DEEC/IST</text:span></text:p>
                  </text:list-item>
                  <text:list-item>
                    <text:p text:style-name="P12"><text:span text:style-name="T6">Master’s, 1992, DEEC/IST</text:span></text:p>
                  </text:list-item>
                  <text:list-item>
                    <text:p text:style-name="P12"><text:span text:style-name="T6">PhD, Electronics, 1997, Imperial College, UK</text:span></text:p>
                  </text:list-item>
                  <text:list-item>
                    <text:p text:style-name="P12"><text:span text:style-name="T6">MTS, 1998-1999, Bell Labs, US</text:span></text:p>
                  </text:list-item>
                  <text:list-item>
                    <text:p text:style-name="P12"><text:span text:style-name="T6">Professor, 1999-present, DEEC/IST</text:span></text:p>
                  </text:list-item>
                  <text:list-item>
                    <text:p text:style-name="P12"><text:span text:style-name="T6">Co-founder Coreworks, 2001-2013</text:span></text:p>
                  </text:list-item>
                  <text:list-item>
                    <text:p text:style-name="P12"><text:span text:style-name="T6">Co-founder, IPbloq, 2017</text:span></text:p>
                  </text:list-item>
                  <text:list-item>
                    <text:p text:style-name="P12"><text:span text:style-name="T6">Founder, IObundle, 2018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2">22-09-2018</text:date></text:span></text:p>
          </draw:text-box>
        </draw:frame>
        <draw:frame draw:name="Footer Placeholder 4" presentation:style-name="pr7" draw:text-style-name="P4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aching staff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Teaching staff</text:span></text:p>
          </draw:text-box>
        </draw:frame>
        <draw:frame draw:name="Content Placeholder 2" presentation:style-name="pr6" draw:text-style-name="P13" draw:layer="layout" svg:width="22.387cm" svg:height="10.237cm" svg:x="2.065cm" svg:y="6.779cm" presentation:class="outline" presentation:user-transformed="true">
          <draw:text-box>
            <text:list text:style-name="L4">
              <text:list-item>
                <text:p text:style-name="P11"><text:span text:style-name="T5">José Teixeira de Sousa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Inventor: 4 international patents</text:span></text:p>
                  </text:list-item>
                  <text:list-item>
                    <text:p text:style-name="P12"><text:span text:style-name="T6">Author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7">1 book (Boundary-Scan Diagnosis)</text:span></text:p>
                      </text:list-item>
                      <text:list-item>
                        <text:p text:style-name="P14"><text:span text:style-name="T7">70+ research papers</text:span></text:p>
                      </text:list-item>
                      <text:list-item>
                        <text:p text:style-name="P14"><text:span text:style-name="T7">Countless user manuals, datasheets, product briefs, webpages, etc</text:span></text:p>
                      </text:list-item>
                    </text:list>
                  </text:list-item>
                  <text:list-item>
                    <text:p text:style-name="P12"><text:span text:style-name="T6">Editor:</text:span></text:p>
                    <text:list>
                      <text:list-item>
                        <text:p text:style-name="P14"><text:span text:style-name="T7">1 book (Field Programmable Logic and Applications, 2003)</text:span></text:p>
                      </text:list-item>
                      <text:list-item>
                        <text:p text:style-name="P14"><text:span text:style-name="T7">Special issues of research journal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6"/></text:p>
            <text:p text:style-name="P15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2">22-09-2018</text:date></text:span></text:p>
          </draw:text-box>
        </draw:frame>
        <draw:frame draw:name="Footer Placeholder 4" presentation:style-name="pr7" draw:text-style-name="P4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es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Classe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1"><text:span text:style-name="T8">Theory only classes are dead!</text:span></text:p>
              </text:list-item>
              <text:list-item>
                <text:p text:style-name="P11"><text:span text:style-name="T8">Theory/Discussion/Exercise (</text:span><text:span text:style-name="T9">TDE</text:span><text:span text:style-name="T8">) classe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2x 1h30 per week</text:span></text:p>
                  </text:list-item>
                </text:list>
              </text:list-item>
              <text:list-item>
                <text:p text:style-name="P11"><text:span text:style-name="T8">Lab classes</text:span></text:p>
                <text:list>
                  <text:list-item>
                    <text:p text:style-name="P12"><text:span text:style-name="T6">1x 1h30 per week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2">22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aluation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Evaluation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1"><text:span text:style-name="T8">Exercise during TDE class (F): 20%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1 exercise per class</text:span></text:p>
                  </text:list-item>
                </text:list>
              </text:list-item>
              <text:list-item>
                <text:p text:style-name="P11"><text:span text:style-name="T8">Exam or 2 tests (E): <text:s/>40%</text:span></text:p>
              </text:list-item>
              <text:list-item>
                <text:p text:style-name="P11"><text:span text:style-name="T8">Lab (L): 40%</text:span></text:p>
              </text:list-item>
              <text:list-item>
                <text:p text:style-name="P11"><text:span text:style-name="T8">Minimum mark on any item: 8/20</text:span></text:p>
              </text:list-item>
              <text:list-item>
                <text:p text:style-name="P11"><text:span text:style-name="T8">Item marks are rounded first</text:span></text:p>
              </text:list-item>
              <text:list-item>
                <text:p text:style-name="P11"><text:span text:style-name="T8">Final mark = round(0.2*F+0.4E+0.4*L) w/ </text:span></text:p>
              </text:list-item>
              <text:list-item>
                <text:p text:style-name="P11"><text:span text:style-name="T8">Final mark = round(0.5E+0.5L) w.o. TDE</text:span></text:p>
              </text:list-item>
            </text:list>
            <text:p text:style-name="P16"><text:span text:style-name="T8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2">22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s and exams 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Tests and exams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1"><text:span text:style-name="T8">No consultation of any materials</text:span></text:p>
              </text:list-item>
              <text:list-item>
                <text:p text:style-name="P11"><text:span text:style-name="T8">Duration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Tests: 1h30</text:span></text:p>
                  </text:list-item>
                  <text:list-item>
                    <text:p text:style-name="P12"><text:span text:style-name="T6">Exam: 2h30</text:span></text:p>
                  </text:list-item>
                </text:list>
              </text:list-item>
              <text:list-item>
                <text:p text:style-name="P11"><text:span text:style-name="T8">No communication devices</text:span></text:p>
              </text:list-item>
              <text:list-item>
                <text:p text:style-name="P11"><text:span text:style-name="T8">Hand calculator allowed</text:span></text:p>
              </text:list-item>
              <text:list-item>
                <text:p text:style-name="P11"><text:span text:style-name="T8">Check Fénix for dates and rooms</text:span></text:p>
              </text:list-item>
            </text:list>
            <text:p text:style-name="P11"><text:span text:style-name="T8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2">22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b work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Lab work</text:span></text:p>
          </draw:text-box>
        </draw:frame>
        <draw:frame draw:name="Content Placeholder 2" presentation:style-name="pr6" draw:text-style-name="P13" draw:layer="layout" svg:width="21.264cm" svg:height="11.597cm" svg:x="2.065cm" svg:y="6.22cm" presentation:class="outline" presentation:user-transformed="true">
          <draw:text-box>
            <text:list text:style-name="L4">
              <text:list-item>
                <text:p text:style-name="P11"><text:span text:style-name="T8">Groups of 1 to 3 students</text:span></text:p>
              </text:list-item>
              <text:list-item>
                <text:p text:style-name="P11"><text:span text:style-name="T8">1 project during the whole semester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A simple computing system will be developed</text:span></text:p>
                  </text:list-item>
                  <text:list-item>
                    <text:p text:style-name="P12"><text:span text:style-name="T6">Must use Basys 2 FPGA</text:span></text:p>
                  </text:list-item>
                  <text:list-item>
                    <text:p text:style-name="P12"><text:span text:style-name="T6">Must use picoVersat (16 instructions, programmed in assembly with program stored in internal ROM)</text:span></text:p>
                  </text:list-item>
                  <text:list-item>
                    <text:p text:style-name="P12"><text:span text:style-name="T6">Must include the board peripheral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7">LEDs (fácil)</text:span></text:p>
                      </text:list-item>
                      <text:list-item>
                        <text:p text:style-name="P14"><text:span text:style-name="T7">Slide switches (easy)</text:span></text:p>
                      </text:list-item>
                      <text:list-item>
                        <text:p text:style-name="P14"><text:span text:style-name="T7">Push buttons (medium)</text:span></text:p>
                      </text:list-item>
                      <text:list-item>
                        <text:p text:style-name="P14"><text:span text:style-name="T7">7 segment display  (easy)</text:span></text:p>
                      </text:list-item>
                      <text:list-item>
                        <text:p text:style-name="P14"><text:span text:style-name="T7">Keyboard mouse PS2 (difiicult)</text:span></text:p>
                      </text:list-item>
                      <text:list-item>
                        <text:p text:style-name="P14"><text:span text:style-name="T7">VGA display (difficult)</text:span></text:p>
                      </text:list-item>
                      <text:list-item>
                        <text:p text:style-name="P14"><text:span text:style-name="T7">Store FPGA program in flash (medium)</text:span></text:p>
                      </text:list-item>
                      <text:list-item>
                        <text:p text:style-name="P14"><text:span text:style-name="T7">Use expansion headers to communicate with breadboard hw such as AD and DA converters </text:span></text:p>
                      </text:list-item>
                    </text:list>
                  </text:list-item>
                  <text:list-item>
                    <text:p text:style-name="P12"><text:span text:style-name="T6">Xilinx ISE 14.2 for logic simulation, synthesis, implementation and FPGA porgramming</text:span></text:p>
                  </text:list-item>
                </text:list>
              </text:list-item>
              <text:list-item>
                <text:p text:style-name="P11"><text:span text:style-name="T8">Project proposal due 1 week after the 3</text:span><text:span text:style-name="T10">rd</text:span><text:span text:style-name="T8"> session (20%)</text:span></text:p>
              </text:list-item>
              <text:list-item>
                <text:p text:style-name="P11"><text:span text:style-name="T8">Project presentation to colleagues in last session</text:span></text:p>
              </text:list-item>
              <text:list-item>
                <text:p text:style-name="P11"><text:span text:style-name="T8">Project report due after 1 week after the last session</text:span></text:p>
              </text:list-item>
              <text:list-item>
                <text:p text:style-name="P11"><text:span text:style-name="T8">Reports delivered in Fénix in PDF format only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2">22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b evaluation criteria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Lab evaluation criteria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1"><text:span text:style-name="T8">Preparation</text:span></text:p>
              </text:list-item>
              <text:list-item>
                <text:p text:style-name="P11"><text:span text:style-name="T8">Execution</text:span></text:p>
              </text:list-item>
              <text:list-item>
                <text:p text:style-name="P11"><text:span text:style-name="T8">Work quality</text:span></text:p>
              </text:list-item>
              <text:list-item>
                <text:p text:style-name="P11"><text:span text:style-name="T8">Written report quality</text:span></text:p>
              </text:list-item>
            </text:list>
            <text:p text:style-name="P17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2">22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ten reports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Written report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1"><text:span text:style-name="T8">Guide for report writing provided as part of the course materials</text:span></text:p>
              </text:list-item>
              <text:list-item>
                <text:p text:style-name="P11"><text:span text:style-name="T8">Latex strongly recommended</text:span></text:p>
              </text:list-item>
              <text:list-item>
                <text:p text:style-name="P11"><text:span text:style-name="T8">Delivered to Fénix as a project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Delivered 1 week approximately after last class of each project – </text:span><text:span text:style-name="T11">delivery</text:span><text:span text:style-name="T6"> </text:span><text:span text:style-name="T11">dates already available on Fénix</text:span></text:p>
                  </text:list-item>
                  <text:list-item>
                    <text:p text:style-name="P12"><text:span text:style-name="T11">Only PDF </text:span><text:span text:style-name="T6">reports accepted. Any other formats will be rejected and report considered as not delivered</text:span></text:p>
                  </text:list-item>
                </text:list>
              </text:list-item>
              <text:list-item>
                <text:p text:style-name="P11"><text:span text:style-name="T8">15 pages strict maximum. If the limit is exceeded report will be rejected.</text:span></text:p>
              </text:list-item>
              <text:list-item>
                <text:p text:style-name="P11"><text:span text:style-name="T8">English language strongly recommended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2">22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urse program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Course program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1"><text:span text:style-name="T8">Introduction to processor system design</text:span></text:p>
              </text:list-item>
              <text:list-item>
                <text:p text:style-name="P11"><text:span text:style-name="T8">The Verilog Hardware Description Language (HDL)</text:span></text:p>
              </text:list-item>
              <text:list-item>
                <text:p text:style-name="P11"><text:span text:style-name="T8">The Arithmetic and Logic Unit</text:span></text:p>
              </text:list-item>
              <text:list-item>
                <text:p text:style-name="P11"><text:span text:style-name="T8">Application Specific Processors</text:span></text:p>
              </text:list-item>
              <text:list-item>
                <text:p text:style-name="P11"><text:span text:style-name="T8">General Purpose Processors</text:span></text:p>
              </text:list-item>
              <text:list-item>
                <text:p text:style-name="P11"><text:span text:style-name="T8">Memories</text:span></text:p>
              </text:list-item>
              <text:list-item>
                <text:p text:style-name="P11"><text:span text:style-name="T8">Buses </text:span></text:p>
              </text:list-item>
              <text:list-item>
                <text:p text:style-name="P11"><text:span text:style-name="T8">Peripherals</text:span></text:p>
              </text:list-item>
              <text:list-item>
                <text:p text:style-name="P11"><text:span text:style-name="T8">Data flow engines</text:span></text:p>
              </text:list-item>
              <text:list-item>
                <text:p text:style-name="P11"><text:span text:style-name="T8">The Future</text:span></text:p>
              </text:list-item>
            </text:list>
            <text:p text:style-name="P11"><text:span text:style-name="T8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2">22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bliography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Bibliography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1"><text:span text:style-name="T8">The Internet!</text:span></text:p>
              </text:list-item>
              <text:list-item>
                <text:p text:style-name="P11"><text:span text:style-name="T8">Lecture Slides </text:span></text:p>
              </text:list-item>
              <text:list-item>
                <text:p text:style-name="P11"><text:span text:style-name="T8">Worksheets and their resolution </text:span></text:p>
              </text:list-item>
              <text:list-item>
                <text:p text:style-name="P11"><text:span text:style-name="T8">Lab materials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2">22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2E7C8C42D6EB3EFC.png" xlink:type="simple" xlink:show="embed" xlink:actuate="onLoad"/>
    <draw:fill-image draw:name="msFillBitmap_20_2" draw:display-name="msFillBitmap 2" xlink:href="Pictures/10000000000005DC000004652E7C8C42D6EB3EF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font-size="45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09-22">22-09-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1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&lt;número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09-22">22-09-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1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dc:creator>Jose Sousa</dc:creator>
    <meta:editing-cycles>22</meta:editing-cycles>
    <meta:creation-date>2014-07-21T10:31:21</meta:creation-date>
    <dc:date>2018-09-19T12:13:54</dc:date>
    <meta:editing-duration>PT2H43M</meta:editing-duration>
    <meta:generator>LibreOffice/6.0.6.2$Windows_X86_64 LibreOffice_project/0c292870b25a325b5ed35f6b45599d2ea4458e77</meta:generator>
    <meta:document-statistic meta:object-count="9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